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ive Bay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table:style-name="ce1" office:value-type="percentage" office:value="0.393035" calcext:value-type="percentage">
            <text:p>39,3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=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J48 (decision tre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table:style-name="ce1" office:value-type="percentage" office:value="0.373134" calcext:value-type="percentage">
            <text:p>37,31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=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nn k=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table:style-name="ce1" office:value-type="percentage" office:value="0.11" calcext:value-type="percentage">
            <text:p>11,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=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nn k=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table:style-name="ce1" office:value-type="percentage" office:value="0.1044" calcext:value-type="percentage">
            <text:p>10,44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=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nn k=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table:style-name="ce1" office:value-type="percentage" office:value="0.1" calcext:value-type="percentage">
            <text:p>10,00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3" calcext:value-type="percentage">
            <text:p>30,00%</text:p>
          </table:table-cell>
          <table:table-cell table:style-name="ce1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K=1</text:p>
          </table:table-cell>
          <table:table-cell table:style-name="ce1" office:value-type="percentage" office:value="0.0945" calcext:value-type="percentage">
            <text:p>9,45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=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=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2:05:13.2230756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6:52:48.948749677</meta:creation-date>
    <dc:date>2020-05-14T12:09:40.821709089</dc:date>
    <meta:editing-duration>PT2H58M31S</meta:editing-duration>
    <meta:editing-cycles>6</meta:editing-cycles>
    <meta:generator>LibreOffice/6.0.7.3$Linux_X86_64 LibreOffice_project/00m0$Build-3</meta:generator>
    <meta:document-statistic meta:table-count="1" meta:cell-count="50" meta:object-count="0"/>
  </office:meta>
</office:document-meta>
</file>